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ter" svg:font-family="Inter, BlinkMacSystemFont, 'Segoe UI', Roboto, Oxygen, Ubuntu, Cantarell, 'Fira Sans', 'Droid Sans', 'Helvetica Neue', sans-sans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DejaVu Sans Mono" fo:font-size="16pt" officeooo:rsid="001c1e54" officeooo:paragraph-rsid="001c1e54" style:font-size-asian="14pt" style:font-size-complex="16pt"/>
    </style:style>
    <style:style style:name="P2" style:family="paragraph" style:parent-style-name="Preformatted_20_Text">
      <style:text-properties style:font-name="DejaVu Sans Mono" fo:font-size="14pt" officeooo:rsid="001c1e54" officeooo:paragraph-rsid="001c1e54" style:font-size-asian="14pt" style:font-size-complex="14pt"/>
    </style:style>
    <style:style style:name="P3" style:family="paragraph" style:parent-style-name="Preformatted_20_Text">
      <style:text-properties style:font-name="DejaVu Sans Mono" fo:font-size="14pt" officeooo:rsid="001dbae0" officeooo:paragraph-rsid="001dbae0" style:font-size-asian="14pt" style:font-size-complex="14pt"/>
    </style:style>
    <style:style style:name="P4" style:family="paragraph" style:parent-style-name="Preformatted_20_Text">
      <style:text-properties style:font-name="DejaVu Sans Mono" fo:font-size="15pt" fo:font-weight="normal" officeooo:paragraph-rsid="001f1e16"/>
    </style:style>
    <style:style style:name="P5" style:family="paragraph" style:parent-style-name="Preformatted_20_Text">
      <style:text-properties style:font-name="DejaVu Sans Mono" fo:font-size="12pt" fo:font-weight="bold" officeooo:rsid="001dbae0" officeooo:paragraph-rsid="001dbae0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fo:font-variant="normal" fo:text-transform="none" fo:color="#111111" style:font-name="DejaVu Sans Mono" fo:font-size="14pt" fo:letter-spacing="normal" fo:font-style="normal" fo:font-weight="normal" officeooo:paragraph-rsid="001f1e16" style:font-size-asian="14pt" style:font-size-complex="14pt"/>
    </style:style>
    <style:style style:name="P7" style:family="paragraph" style:parent-style-name="Preformatted_20_Text">
      <style:text-properties fo:font-variant="normal" fo:text-transform="none" fo:color="#111111" style:font-name="DejaVu Sans Mono" fo:font-size="14pt" fo:letter-spacing="normal" fo:font-style="normal" fo:font-weight="normal" officeooo:rsid="001f1e16" officeooo:paragraph-rsid="001f1e16" style:font-size-asian="14pt" style:font-size-complex="14pt"/>
    </style:style>
    <style:style style:name="P8" style:family="paragraph" style:parent-style-name="Preformatted_20_Text">
      <style:text-properties fo:font-variant="normal" fo:text-transform="none" fo:color="#ffffff" style:font-name="Inter" fo:font-size="9.60000038146973pt" fo:letter-spacing="normal" fo:font-style="normal" fo:font-weight="normal" officeooo:paragraph-rsid="001f1e16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f1e16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01dbae0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111111" style:font-name="DejaVu Sans Mono" fo:font-size="14pt" fo:letter-spacing="normal" fo:font-style="normal" style:font-size-asian="14pt" style:font-size-complex="14pt"/>
    </style:style>
    <style:style style:name="T6" style:family="text">
      <style:text-properties fo:font-variant="normal" fo:text-transform="none" fo:color="#111111" style:font-name="DejaVu Sans Mono" fo:font-size="14pt" fo:letter-spacing="normal" fo:font-style="normal" officeooo:rsid="001f1e16" style:font-size-asian="14pt" style:font-size-complex="14pt"/>
    </style:style>
    <style:style style:name="T7" style:family="text">
      <style:text-properties officeooo:rsid="001f1e16" style:font-size-asian="13.1000003814697pt" style:font-weight-asian="normal" style:font-size-complex="15pt" style:font-weight-complex="normal"/>
    </style:style>
    <style:style style:name="T8" style:family="text">
      <style:text-properties style:font-name="DejaVu Sans Mono" fo:font-size="14pt" officeooo:rsid="001f1e16" style:font-size-asian="14pt" style:font-weight-asian="normal" style:font-size-complex="14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)<text:span text:style-name="T1"> Encapsulation is the packing of data and functions into one </text:span><text:span text:style-name="T2">3</text:span><text:span text:style-name="T1">component (for example, a class) and then controlling access to that component to make a "blackbox" out of the object. Because of this, a user of that class only needs to know its interface (that is, the data and functions exposed outside the class), not the hidden implementation. </text:span><text:span text:style-name="T3">--- </text:span><text:span text:style-name="T4">encapsulation</text:span></text:p>
      <text:p text:style-name="P2"/>
      <text:p text:style-name="P3">2.)<text:span text:style-name="T1"> Every object in JavaScript has a built-in property, which is called its prototype. The prototype is itself an object, so the prototype will have its own prototype, making what's called a prototype chain. The chain ends when we reach a prototype that has null for its own prototype. </text:span><text:span text:style-name="T3">--- prototype</text:span></text:p>
      <text:p text:style-name="P5"/>
      <text:p text:style-name="P4"><text:span text:style-name="T7">3.)</text:span><text:span text:style-name="T8"> </text:span><text:span text:style-name="T5">JavaScript only hoists declarations, not initializations!</text:span></text:p>
      <text:p text:style-name="P6"/>
      <text:p text:style-name="P4"><text:span text:style-name="T6">4.) </text:span><text:span text:style-name="T5">The code will succeed provided the line that initializes the variable is executed before any line that reads it.</text:span></text:p>
      <text:p text:style-name="P7"/>
      <text:p text:style-name="P8">not hoiste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ter" svg:font-family="Inter, BlinkMacSystemFont, 'Segoe UI', Roboto, Oxygen, Ubuntu, Cantarell, 'Fira Sans', 'Droid Sans', 'Helvetica Neue', sans-sans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30T17:06:49.572164235</dc:date>
    <meta:editing-duration>PT16M2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5" meta:word-count="141" meta:character-count="852" meta:non-whitespace-character-count="716"/>
  </office:meta>
</office:document-meta>
</file>